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0000ff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0000f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508cm" svg:height="0.508cm" svg:x="2.90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8.106cm" svg:y="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4.206cm" svg:y="5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6.808cm" svg:y="5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4.207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6.809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15cm" svg:y1="2.023cm" svg:x2="6.809cm" svg:y2="2.023cm" draw:start-shape="id1" draw:start-glue-point="10" draw:end-shape="id2" draw:end-glue-point="6" svg:d="M4715 2023h2094" svg:viewBox="0 0 2095 1">
          <text:p/>
        </draw:connector>
        <draw:connector draw:style-name="gr2" draw:text-style-name="P2" draw:layer="layout" draw:type="line" svg:x1="4.281cm" svg:y1="2.203cm" svg:x2="3.339cm" svg:y2="3.741cm" draw:start-shape="id1" draw:start-glue-point="7" draw:end-shape="id3" draw:end-glue-point="11" svg:d="M4281 2203l-942 1538" svg:viewBox="0 0 943 1539">
          <text:p/>
        </draw:connector>
        <draw:connector draw:style-name="gr2" draw:text-style-name="P2" draw:layer="layout" draw:type="line" svg:x1="3.339cm" svg:y1="4.101cm" svg:x2="4.28cm" svg:y2="5.942cm" draw:start-shape="id3" draw:start-glue-point="9" draw:end-shape="id4" draw:end-glue-point="5" svg:d="M3339 4101l941 1841" svg:viewBox="0 0 942 1842">
          <text:p/>
        </draw:connector>
        <draw:connector draw:style-name="gr2" draw:text-style-name="P2" draw:layer="layout" draw:type="line" svg:x1="4.714cm" svg:y1="6.122cm" svg:x2="6.808cm" svg:y2="6.122cm" draw:start-shape="id4" draw:start-glue-point="10" draw:end-shape="id5" draw:end-glue-point="6" svg:d="M4714 6122h2094" svg:viewBox="0 0 2095 1">
          <text:p/>
        </draw:connector>
        <draw:connector draw:style-name="gr2" draw:text-style-name="P2" draw:layer="layout" draw:type="line" svg:x1="7.242cm" svg:y1="5.942cm" svg:x2="8.18cm" svg:y2="4.102cm" draw:start-shape="id5" draw:start-glue-point="11" draw:end-shape="id6" draw:end-glue-point="7" svg:d="M7242 5942l938-1840" svg:viewBox="0 0 939 1841">
          <text:p/>
        </draw:connector>
        <draw:connector draw:style-name="gr2" draw:text-style-name="P2" draw:layer="layout" draw:type="line" svg:x1="7.243cm" svg:y1="2.203cm" svg:x2="8.18cm" svg:y2="3.742cm" draw:start-shape="id2" draw:start-glue-point="9" draw:end-shape="id6" draw:end-glue-point="5" svg:d="M7243 2203l937 1539" svg:viewBox="0 0 938 1540">
          <text:p/>
        </draw:connector>
        <draw:connector draw:style-name="gr2" draw:text-style-name="P2" draw:layer="layout" draw:type="line" svg:x1="3.413cm" svg:y1="3.921cm" svg:x2="8.106cm" svg:y2="3.922cm" draw:start-shape="id3" draw:start-glue-point="10" draw:end-shape="id6" draw:end-glue-point="6" svg:d="M3413 3921l4693 1" svg:viewBox="0 0 4694 2">
          <text:p/>
        </draw:connector>
        <draw:connector draw:style-name="gr2" draw:text-style-name="P2" draw:layer="layout" draw:type="line" svg:x1="4.461cm" svg:y1="2.277cm" svg:x2="4.46cm" svg:y2="5.868cm" draw:start-shape="id1" draw:start-glue-point="8" draw:end-shape="id4" draw:end-glue-point="4" svg:d="M4461 2277l-1 3591" svg:viewBox="0 0 2 3592">
          <text:p/>
        </draw:connector>
        <draw:connector draw:style-name="gr2" draw:text-style-name="P2" draw:layer="layout" draw:type="line" svg:x1="7.063cm" svg:y1="2.277cm" svg:x2="7.062cm" svg:y2="5.868cm" draw:start-shape="id2" draw:start-glue-point="8" draw:end-shape="id5" draw:end-glue-point="4" svg:d="M7063 2277l-1 3591" svg:viewBox="0 0 2 359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8T13:31:22.515000000</meta:creation-date>
    <dc:date>2020-04-28T13:50:27.407000000</dc:date>
    <meta:editing-duration>PT19M5S</meta:editing-duration>
    <meta:editing-cycles>1</meta:editing-cycles>
    <meta:document-statistic meta:object-count="15"/>
    <meta:generator>LibreOffice/6.3.2.2$Windows_X86_64 LibreOffice_project/98b30e735bda24bc04ab42594c85f7fd8be07b9c</meta:generator>
  </office:meta>
</office:document-meta>
</file>